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9a8b" officeooo:paragraph-rsid="000a9a8b"/>
    </style:style>
    <style:style style:name="P2" style:family="paragraph" style:parent-style-name="Standard">
      <style:text-properties officeooo:rsid="000a9a8b" officeooo:paragraph-rsid="000b3ea1" fo:background-color="#ffff00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officeooo:rsid="000ea7f0" officeooo:paragraph-rsid="000eb7ac" fo:background-color="transparent"/>
    </style:style>
    <style:style style:name="P5" style:family="paragraph" style:parent-style-name="Standard">
      <style:text-properties officeooo:rsid="00192734" officeooo:paragraph-rsid="00192734" fo:background-color="transparent"/>
    </style:style>
    <style:style style:name="P6" style:family="paragraph" style:parent-style-name="Standard" style:list-style-name="L1">
      <style:text-properties officeooo:rsid="000a9a8b" officeooo:paragraph-rsid="000a9a8b"/>
    </style:style>
    <style:style style:name="P7" style:family="paragraph" style:parent-style-name="Standard" style:list-style-name="L1">
      <style:text-properties officeooo:rsid="000a9a8b" officeooo:paragraph-rsid="000a9a8b" fo:background-color="#ffff00"/>
    </style:style>
    <style:style style:name="P8" style:family="paragraph" style:parent-style-name="Standard" style:list-style-name="L1">
      <style:text-properties officeooo:rsid="000a9a8b" officeooo:paragraph-rsid="000b3ea1" fo:background-color="#ffff00"/>
    </style:style>
    <style:style style:name="P9" style:family="paragraph" style:parent-style-name="Standard" style:list-style-name="L2">
      <style:text-properties officeooo:rsid="000ea7f0" officeooo:paragraph-rsid="000ea7f0" fo:background-color="#ffff00"/>
    </style:style>
    <style:style style:name="P10" style:family="paragraph" style:parent-style-name="Standard" style:list-style-name="L2">
      <style:text-properties officeooo:rsid="000ea7f0" officeooo:paragraph-rsid="000eb7ac" fo:background-color="#ffff00"/>
    </style:style>
    <style:style style:name="P11" style:family="paragraph" style:parent-style-name="Standard" style:list-style-name="L2">
      <style:text-properties officeooo:rsid="000ea7f0" officeooo:paragraph-rsid="000eb7ac" fo:background-color="transparent"/>
    </style:style>
    <style:style style:name="P12" style:family="paragraph" style:parent-style-name="Standard" style:list-style-name="L3">
      <style:text-properties officeooo:rsid="001c74c8" officeooo:paragraph-rsid="001c74c8" fo:background-color="transparent"/>
    </style:style>
    <style:style style:name="P13" style:family="paragraph" style:parent-style-name="Standard" style:list-style-name="L3">
      <style:text-properties officeooo:rsid="001cadaf" officeooo:paragraph-rsid="001cadaf" fo:background-color="transparent"/>
    </style:style>
    <style:style style:name="T1" style:family="text">
      <style:text-properties officeooo:rsid="000b3ea1"/>
    </style:style>
    <style:style style:name="T2" style:family="text">
      <style:text-properties officeooo:rsid="000ea7f0"/>
    </style:style>
    <style:style style:name="T3" style:family="text">
      <style:text-properties officeooo:rsid="000a9a8b"/>
    </style:style>
    <style:style style:name="T4" style:family="text">
      <style:text-properties officeooo:rsid="000eb7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metri generali colonna 0</text:p>
      <text:p text:style-name="P1"/>
      <text:list xml:id="list325520784" text:style-name="L1">
        <text:list-item>
          <text:p text:style-name="P6">gen_settings [1] [0] = sensors number: the number of sensor presents on installation</text:p>
        </text:list-item>
        <text:list-item>
          <text:p text:style-name="P6">gen_settings [2] [0] = tot number of sensor types : the number of sensor types managed by the actual sw version</text:p>
        </text:list-item>
        <text:list-item>
          <text:p text:style-name="P7">gen_settings [3] [0] = Map 1 center Latitude</text:p>
        </text:list-item>
        <text:list-item>
          <text:p text:style-name="P7">gen_settings [4] [0] = Map 1 center Longitude</text:p>
        </text:list-item>
        <text:list-item>
          <text:p text:style-name="P7">gen_settings [5] [0] = Map 1 last rotation</text:p>
        </text:list-item>
        <text:list-item>
          <text:p text:style-name="P8">gen_settings [<text:span text:style-name="T1">6</text:span>] [0] = Map 1 last <text:span text:style-name="T1">zoom</text:span></text:p>
        </text:list-item>
        <text:list-item>
          <text:p text:style-name="P7">gen_settings [<text:span text:style-name="T1">7</text:span>] [0] = Map 2 center Latitude</text:p>
        </text:list-item>
        <text:list-item>
          <text:p text:style-name="P7">gen_settings [<text:span text:style-name="T1">8</text:span>] [0] = Map 2 center Longitude</text:p>
        </text:list-item>
        <text:list-item>
          <text:p text:style-name="P7">gen_settings [<text:span text:style-name="T1">9</text:span>] [0] = Map 2 last rotation</text:p>
        </text:list-item>
        <text:list-item>
          <text:p text:style-name="P8">gen_settings [<text:span text:style-name="T1">10</text:span>] [0] = Map <text:span text:style-name="T1">2</text:span> last <text:span text:style-name="T1">zoom</text:span></text:p>
        </text:list-item>
      </text:list>
      <text:p text:style-name="P2"/>
      <text:p text:style-name="P3"><text:span text:style-name="T2">Variabile </text:span>Allarmi:</text:p>
      <text:list xml:id="list2353378658" text:style-name="L2">
        <text:list-item>
          <text:p text:style-name="P9">mod_alarm <text:span text:style-name="T3"><text:s/>[</text:span>index<text:span text:style-name="T3">] [0] </text:span>= cumulative</text:p>
        </text:list-item>
        <text:list-item>
          <text:p text:style-name="P9">mod_alarm <text:span text:style-name="T3"><text:s/>[</text:span>index<text:span text:style-name="T3">] [</text:span>1<text:span text:style-name="T3">] </text:span>= soc_high</text:p>
        </text:list-item>
        <text:list-item>
          <text:p text:style-name="P9">mod_alarm <text:span text:style-name="T3"><text:s/>[</text:span>index<text:span text:style-name="T3">] [</text:span>2<text:span text:style-name="T3">] </text:span>= soc_low</text:p>
        </text:list-item>
        <text:list-item>
          <text:p text:style-name="P9">mod_alarm <text:span text:style-name="T3"><text:s/>[</text:span>index<text:span text:style-name="T3">] [</text:span>3<text:span text:style-name="T3">] </text:span>= v1_high</text:p>
        </text:list-item>
        <text:list-item>
          <text:p text:style-name="P9">mod_alarm <text:span text:style-name="T3"><text:s/>[</text:span>index<text:span text:style-name="T3">] [</text:span>4<text:span text:style-name="T3">] </text:span>= v1_low</text:p>
        </text:list-item>
        <text:list-item>
          <text:p text:style-name="P9">mod_alarm <text:span text:style-name="T3"><text:s/>[</text:span>index<text:span text:style-name="T3">] [</text:span>5<text:span text:style-name="T3">] </text:span>= v1_err</text:p>
        </text:list-item>
        <text:list-item>
          <text:p text:style-name="P9">mod_alarm <text:span text:style-name="T3"><text:s/>[</text:span>index<text:span text:style-name="T3">] [</text:span>6<text:span text:style-name="T3"> </text:span>]= v2_high</text:p>
        </text:list-item>
        <text:list-item>
          <text:p text:style-name="P9">mod_alarm <text:span text:style-name="T3"><text:s/>[</text:span>index<text:span text:style-name="T3">] [</text:span>7<text:span text:style-name="T3">] </text:span>= v2_low</text:p>
        </text:list-item>
        <text:list-item>
          <text:p text:style-name="P10">mod_alarm <text:span text:style-name="T3"><text:s/>[</text:span>index<text:span text:style-name="T3">] [</text:span><text:span text:style-name="T4">8</text:span><text:span text:style-name="T3">] </text:span>= v2_<text:span text:style-name="T4">err</text:span></text:p>
        </text:list-item>
        <text:list-item>
          <text:p text:style-name="P10">mod_alarm <text:span text:style-name="T3"><text:s/>[</text:span>index<text:span text:style-name="T3">] [</text:span><text:span text:style-name="T4">9</text:span><text:span text:style-name="T3"> </text:span>]= v<text:span text:style-name="T4">3</text:span>_high</text:p>
        </text:list-item>
        <text:list-item>
          <text:p text:style-name="P10">mod_alarm <text:span text:style-name="T3"><text:s/>[</text:span>index<text:span text:style-name="T3">] [</text:span><text:span text:style-name="T4">10</text:span><text:span text:style-name="T3">] </text:span>= v<text:span text:style-name="T4">3</text:span>_low</text:p>
        </text:list-item>
        <text:list-item>
          <text:p text:style-name="P10">mod_alarm <text:span text:style-name="T3"><text:s/>[</text:span>index<text:span text:style-name="T3">] [</text:span><text:span text:style-name="T4">11</text:span><text:span text:style-name="T3">] <text:s/></text:span>= v<text:span text:style-name="T4">3</text:span>_<text:span text:style-name="T4">err</text:span></text:p>
        </text:list-item>
        <text:list-item>
          <text:p text:style-name="P10">mod_alarm <text:span text:style-name="T3"><text:s/>[</text:span>index<text:span text:style-name="T3">] [</text:span><text:span text:style-name="T4">12</text:span><text:span text:style-name="T3">] <text:s/></text:span>= <text:span text:style-name="T4">test</text:span></text:p>
        </text:list-item>
        <text:list-item>
          <text:p text:style-name="P11">mod_alarm <text:span text:style-name="T3"><text:s/>[</text:span>index<text:span text:style-name="T3">] [</text:span><text:span text:style-name="T4">13</text:span><text:span text:style-name="T3">] <text:s/></text:span>= <text:span text:style-name="T4">mod_err</text:span></text:p>
        </text:list-item>
      </text:list>
      <text:p text:style-name="P4"/>
      <text:p text:style-name="P5">campi registrazione: 0 = data e ora:</text:p>
      <text:list xml:id="list1754783832" text:style-name="L3">
        <text:list-item>
          <text:p text:style-name="P12">Supercap voltage</text:p>
        </text:list-item>
        <text:list-item>
          <text:p text:style-name="P13">First value</text:p>
        </text:list-item>
        <text:list-item>
          <text:p text:style-name="P13">Second value</text:p>
        </text:list-item>
        <text:list-item>
          <text:p text:style-name="P13">Third valu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2T12:21:15.130000000</dc:date>
    <meta:editing-duration>PT14H32M1S</meta:editing-duration>
    <meta:editing-cycles>8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31" meta:word-count="217" meta:character-count="1148" meta:non-whitespace-character-count="973"/>
  </office:meta>
</office:document-meta>
</file>